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16726b" officeooo:paragraph-rsid="06064660"/>
    </style:style>
    <style:style style:name="P4" style:family="paragraph" style:parent-style-name="Text_20_body">
      <style:text-properties officeooo:rsid="051857fb" officeooo:paragraph-rsid="06064660"/>
    </style:style>
    <style:style style:name="P5" style:family="paragraph" style:parent-style-name="Text_20_body">
      <style:text-properties officeooo:rsid="05c4dfb6" officeooo:paragraph-rsid="060f2395"/>
    </style:style>
    <style:style style:name="P6" style:family="paragraph" style:parent-style-name="Text_20_body">
      <style:paragraph-properties fo:line-height="100%"/>
      <style:text-properties officeooo:rsid="04af6545" officeooo:paragraph-rsid="061be8f6"/>
    </style:style>
    <style:style style:name="P7" style:family="paragraph" style:parent-style-name="Text_20_body">
      <style:text-properties officeooo:paragraph-rsid="060f2395"/>
    </style:style>
    <style:style style:name="P8" style:family="paragraph" style:parent-style-name="Text_20_body">
      <style:text-properties officeooo:rsid="062c4cf1" officeooo:paragraph-rsid="062c4cf1"/>
    </style:style>
    <style:style style:name="P9" style:family="paragraph" style:parent-style-name="Text_20_body">
      <style:text-properties officeooo:paragraph-rsid="062c4cf1"/>
    </style:style>
    <style:style style:name="P10" style:family="paragraph" style:parent-style-name="Text_20_body">
      <style:text-properties officeooo:paragraph-rsid="062d5bba"/>
    </style:style>
    <style:style style:name="P11" style:family="paragraph" style:parent-style-name="Text_20_body">
      <style:text-properties officeooo:rsid="062dc3cb" officeooo:paragraph-rsid="062dc3cb"/>
    </style:style>
    <style:style style:name="P12" style:family="paragraph" style:parent-style-name="Text_20_body">
      <style:text-properties style:font-name="David CLM" fo:language="en" fo:country="US" style:text-underline-style="none" fo:font-weight="normal" officeooo:rsid="05f8e71a" officeooo:paragraph-rsid="060e01c3" style:font-weight-asian="normal" style:font-name-complex="David CLM" style:font-weight-complex="normal"/>
    </style:style>
    <style:style style:name="P13" style:family="paragraph" style:parent-style-name="Text_20_body">
      <style:text-properties officeooo:rsid="062fc1c9" officeooo:paragraph-rsid="062fc1c9"/>
    </style:style>
    <style:style style:name="P14" style:family="paragraph" style:parent-style-name="Text_20_body">
      <style:text-properties officeooo:paragraph-rsid="0636fda9"/>
    </style:style>
    <style:style style:name="P15" style:family="paragraph" style:parent-style-name="Text_20_body">
      <style:text-properties officeooo:rsid="06491f85" officeooo:paragraph-rsid="06491f85"/>
    </style:style>
    <style:style style:name="P16" style:family="paragraph" style:parent-style-name="Text_20_body">
      <style:paragraph-properties fo:margin-top="0in" fo:margin-bottom="0.0181in" style:contextual-spacing="false"/>
      <style:text-properties officeooo:rsid="05707a8f" officeooo:paragraph-rsid="05707a8f"/>
    </style:style>
    <style:style style:name="P17" style:family="paragraph" style:parent-style-name="Text_20_body">
      <style:paragraph-properties fo:margin-top="0in" fo:margin-bottom="0.0181in" style:contextual-spacing="false"/>
      <style:text-properties officeooo:paragraph-rsid="05dee598"/>
    </style:style>
    <style:style style:name="P18" style:family="paragraph" style:parent-style-name="Heading_20_2">
      <style:paragraph-properties fo:margin-top="0in" fo:margin-bottom="0.0181in" style:contextual-spacing="false"/>
      <style:text-properties style:font-name="Courier New" fo:font-size="10pt" officeooo:paragraph-rsid="0604d8db" style:font-size-asian="10pt" style:font-size-complex="10pt"/>
    </style:style>
    <style:style style:name="P19" style:family="paragraph" style:parent-style-name="Heading_20_2">
      <style:paragraph-properties fo:margin-top="0in" fo:margin-bottom="0.0181in" style:contextual-spacing="false" fo:line-height="100%"/>
      <style:text-properties style:font-name="David CLM" fo:language="en" fo:country="US" style:text-underline-style="none" fo:font-weight="normal" officeooo:rsid="06007ef7" officeooo:paragraph-rsid="0613f8ba" style:font-weight-asian="normal" style:font-name-complex="David CLM" style:font-weight-complex="normal"/>
    </style:style>
    <style:style style:name="P20" style:family="paragraph" style:parent-style-name="Standard">
      <style:paragraph-properties fo:margin-top="0in" fo:margin-bottom="0.0181in" style:contextual-spacing="false"/>
      <style:text-properties style:font-name="David" fo:language="en" fo:country="US" style:text-underline-style="none" fo:font-weight="normal" officeooo:rsid="061f944d" officeooo:paragraph-rsid="061f944d" style:font-weight-asian="normal" style:font-name-complex="David CLM" style:font-weight-complex="normal"/>
    </style:style>
    <style:style style:name="P21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6064660" style:font-style-asian="italic" style:font-style-complex="italic"/>
    </style:style>
    <style:style style:name="P22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6120dab" style:font-style-asian="italic" style:font-style-complex="italic"/>
    </style:style>
    <style:style style:name="P23" style:family="paragraph" style:parent-style-name="Heading_20_2">
      <style:text-properties officeooo:paragraph-rsid="05daeaff"/>
    </style:style>
    <style:style style:name="P24" style:family="paragraph" style:parent-style-name="Heading_20_2">
      <style:text-properties officeooo:paragraph-rsid="06064660"/>
    </style:style>
    <style:style style:name="P25" style:family="paragraph" style:parent-style-name="Heading_20_2">
      <style:text-properties officeooo:paragraph-rsid="060e01c3"/>
    </style:style>
    <style:style style:name="P26" style:family="paragraph" style:parent-style-name="Heading_20_2">
      <style:text-properties officeooo:paragraph-rsid="060f2395"/>
    </style:style>
    <style:style style:name="P27" style:family="paragraph" style:parent-style-name="Heading_20_2">
      <style:text-properties officeooo:paragraph-rsid="061db31d"/>
    </style:style>
    <style:style style:name="P28" style:family="paragraph" style:parent-style-name="Heading_20_2">
      <style:paragraph-properties fo:line-height="100%"/>
      <style:text-properties officeooo:paragraph-rsid="05e25695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6120dab" officeooo:paragraph-rsid="06064660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6120dab" officeooo:paragraph-rsid="06120dab"/>
    </style:style>
    <style:style style:name="P31" style:family="paragraph" style:parent-style-name="Text_20_body">
      <style:paragraph-properties style:writing-mode="rl-tb"/>
      <style:text-properties officeooo:paragraph-rsid="064235cb"/>
    </style:style>
    <style:style style:name="P32" style:family="paragraph" style:parent-style-name="Standard">
      <style:text-properties style:font-name="David" officeooo:rsid="064d53b4" officeooo:paragraph-rsid="061db31d"/>
    </style:style>
    <style:style style:name="P33" style:family="paragraph" style:parent-style-name="Standard">
      <style:text-properties style:font-name="David" officeooo:paragraph-rsid="061db31d"/>
    </style:style>
    <style:style style:name="P34" style:family="paragraph" style:parent-style-name="Standard">
      <style:text-properties style:font-name="David" officeooo:rsid="06435662" officeooo:paragraph-rsid="061db31d"/>
    </style:style>
    <style:style style:name="P35" style:family="paragraph" style:parent-style-name="Standard">
      <style:text-properties officeooo:paragraph-rsid="061db31d"/>
    </style:style>
    <style:style style:name="P36" style:family="paragraph" style:parent-style-name="Standard">
      <style:text-properties officeooo:paragraph-rsid="05e38a4d"/>
    </style:style>
    <style:style style:name="P37" style:family="paragraph" style:parent-style-name="Standard">
      <style:text-properties officeooo:rsid="062c4cf1" officeooo:paragraph-rsid="062c4cf1"/>
    </style:style>
    <style:style style:name="P38" style:family="paragraph" style:parent-style-name="Heading_20_1">
      <style:paragraph-properties fo:line-height="100%"/>
      <style:text-properties officeooo:paragraph-rsid="04af6545"/>
    </style:style>
    <style:style style:name="P39" style:family="paragraph" style:parent-style-name="Text_20_body" style:list-style-name="L1">
      <style:paragraph-properties fo:margin-top="0in" fo:margin-bottom="0in" style:contextual-spacing="false"/>
      <style:text-properties officeooo:rsid="05707a8f" officeooo:paragraph-rsid="05707a8f"/>
    </style:style>
    <style:style style:name="P40" style:family="paragraph" style:parent-style-name="Text_20_body" style:list-style-name="L1">
      <style:paragraph-properties fo:margin-top="0in" fo:margin-bottom="0.0181in" style:contextual-spacing="false"/>
      <style:text-properties officeooo:rsid="05707a8f" officeooo:paragraph-rsid="05707a8f"/>
    </style:style>
    <style:style style:name="P41" style:family="paragraph" style:parent-style-name="Text_20_body">
      <style:paragraph-properties fo:text-align="end" style:justify-single-word="false" style:writing-mode="rl-tb"/>
      <style:text-properties officeooo:rsid="051fec76" officeooo:paragraph-rsid="06064660"/>
    </style:style>
    <style:style style:name="P42" style:family="paragraph" style:parent-style-name="Text_20_body">
      <style:paragraph-properties fo:text-align="end" style:justify-single-word="false" style:writing-mode="rl-tb"/>
      <style:text-properties officeooo:rsid="064aa17e" officeooo:paragraph-rsid="064aa17e"/>
    </style:style>
    <style:style style:name="T1" style:family="text">
      <style:text-properties officeooo:rsid="04e7f806"/>
    </style:style>
    <style:style style:name="T2" style:family="text">
      <style:text-properties officeooo:rsid="05226f8d"/>
    </style:style>
    <style:style style:name="T3" style:family="text">
      <style:text-properties officeooo:rsid="056dcf6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5a1cfed" style:font-style-asian="italic" style:font-style-complex="italic"/>
    </style:style>
    <style:style style:name="T6" style:family="text">
      <style:text-properties officeooo:rsid="05139ee2"/>
    </style:style>
    <style:style style:name="T7" style:family="text">
      <style:text-properties officeooo:rsid="05a1cfed"/>
    </style:style>
    <style:style style:name="T8" style:family="text">
      <style:text-properties officeooo:rsid="05a5313d"/>
    </style:style>
    <style:style style:name="T9" style:family="text">
      <style:text-properties officeooo:rsid="05bff72a"/>
    </style:style>
    <style:style style:name="T10" style:family="text">
      <style:text-properties officeooo:rsid="05c2e3e8"/>
    </style:style>
    <style:style style:name="T11" style:family="text">
      <style:text-properties officeooo:rsid="05c4120a"/>
    </style:style>
    <style:style style:name="T12" style:family="text">
      <style:text-properties officeooo:rsid="05c725fd"/>
    </style:style>
    <style:style style:name="T13" style:family="text">
      <style:text-properties officeooo:rsid="05c8ef1f"/>
    </style:style>
    <style:style style:name="T14" style:family="text">
      <style:text-properties fo:font-size="8pt" officeooo:rsid="05139ee2" style:font-size-asian="8pt" style:font-size-complex="8pt"/>
    </style:style>
    <style:style style:name="T15" style:family="text">
      <style:text-properties style:font-name="Monospace" style:font-size-asian="10.5pt" style:font-name-complex="David CLM1" style:font-weight-complex="normal"/>
    </style:style>
    <style:style style:name="T16" style:family="text">
      <style:text-properties style:font-name="Monospace" officeooo:rsid="05d848fb" style:font-size-asian="10.5pt" style:font-name-complex="David CLM1" style:font-weight-complex="normal"/>
    </style:style>
    <style:style style:name="T17" style:family="text">
      <style:text-properties style:font-name="Monospace" officeooo:rsid="05dee598" style:font-size-asian="10.5pt" style:font-name-complex="David CLM1" style:font-weight-complex="normal"/>
    </style:style>
    <style:style style:name="T18" style:family="text">
      <style:text-properties style:font-name="Monospace" officeooo:rsid="05ef12cf" style:font-size-asian="10.5pt" style:font-name-complex="David CLM1" style:font-weight-complex="normal"/>
    </style:style>
    <style:style style:name="T19" style:family="text">
      <style:text-properties style:font-name="Monospace" officeooo:rsid="05f0cd0c" style:font-size-asian="10.5pt" style:font-name-complex="David CLM1" style:font-weight-complex="normal"/>
    </style:style>
    <style:style style:name="T20" style:family="text">
      <style:text-properties style:font-name="Monospace" officeooo:rsid="062fc1c9" style:font-size-asian="10.5pt" style:font-name-complex="David CLM1" style:font-weight-complex="normal"/>
    </style:style>
    <style:style style:name="T21" style:family="text">
      <style:text-properties style:font-name="Monospace" officeooo:rsid="06316661" style:font-size-asian="10.5pt" style:font-name-complex="David CLM1" style:font-weight-complex="normal"/>
    </style:style>
    <style:style style:name="T22" style:family="text">
      <style:text-properties style:font-name="Monospace" officeooo:rsid="0639a514" style:font-size-asian="10.5pt" style:font-name-complex="David CLM1" style:font-weight-complex="normal"/>
    </style:style>
    <style:style style:name="T23" style:family="text">
      <style:text-properties style:font-name="Monospace" officeooo:rsid="063f3985" style:font-size-asian="10.5pt" style:font-name-complex="David CLM1" style:font-weight-complex="normal"/>
    </style:style>
    <style:style style:name="T24" style:family="text">
      <style:text-properties style:font-name="Monospace" officeooo:rsid="064235cb" style:font-size-asian="10.5pt" style:font-name-complex="David CLM1" style:font-weight-complex="normal"/>
    </style:style>
    <style:style style:name="T25" style:family="text">
      <style:text-properties style:font-name="Monospace" officeooo:rsid="06491f85" style:font-size-asian="10.5pt" style:font-name-complex="David CLM1" style:font-weight-complex="normal"/>
    </style:style>
    <style:style style:name="T26" style:family="text">
      <style:text-properties style:font-name="Monospace" officeooo:rsid="064943bd" style:font-size-asian="10.5pt" style:font-name-complex="David CLM1" style:font-weight-complex="normal"/>
    </style:style>
    <style:style style:name="T27" style:family="text">
      <style:text-properties style:font-name="Monospace" fo:language="en" fo:country="US" style:font-size-asian="10.5pt" style:font-name-complex="David CLM1" style:font-weight-complex="normal"/>
    </style:style>
    <style:style style:name="T28" style:family="text">
      <style:text-properties style:font-name="Monospace" fo:language="en" fo:country="US" officeooo:rsid="064773e3" style:font-size-asian="10.5pt" style:font-name-complex="David CLM1" style:font-weight-complex="normal"/>
    </style:style>
    <style:style style:name="T29" style:family="text">
      <style:text-properties style:font-name="Monospace" fo:language="en" fo:country="US" officeooo:rsid="06491f85" style:font-size-asian="10.5pt" style:font-name-complex="David CLM1" style:font-weight-complex="normal"/>
    </style:style>
    <style:style style:name="T30" style:family="text">
      <style:text-properties style:font-name="Monospace" fo:language="en" fo:country="US" fo:font-weight="bold" style:font-size-asian="10.5pt" style:font-weight-asian="bold" style:font-name-complex="David CLM1" style:font-weight-complex="bold"/>
    </style:style>
    <style:style style:name="T31" style:family="text">
      <style:text-properties style:font-name="Monospace" fo:font-weight="bold" style:font-size-asian="10.5pt" style:font-weight-asian="bold" style:font-name-complex="David CLM1" style:font-weight-complex="bold"/>
    </style:style>
    <style:style style:name="T32" style:family="text">
      <style:text-properties style:font-name="Monospace" fo:font-weight="bold" officeooo:rsid="062fc1c9" style:font-size-asian="10.5pt" style:font-weight-asian="bold" style:font-name-complex="David CLM1" style:font-weight-complex="bold"/>
    </style:style>
    <style:style style:name="T33" style:family="text">
      <style:text-properties style:font-name="Monospace" fo:font-weight="bold" officeooo:rsid="06385f6c" style:font-size-asian="10.5pt" style:font-weight-asian="bold" style:font-name-complex="David CLM1" style:font-weight-complex="bold"/>
    </style:style>
    <style:style style:name="T34" style:family="text">
      <style:text-properties style:font-name="Monospace" fo:font-weight="normal" officeooo:rsid="062fc1c9" style:font-size-asian="10.5pt" style:font-weight-asian="normal" style:font-name-complex="David CLM1" style:font-weight-complex="normal"/>
    </style:style>
    <style:style style:name="T35" style:family="text">
      <style:text-properties style:font-name="Monospace" fo:font-weight="normal" officeooo:rsid="06316661" style:font-size-asian="10.5pt" style:font-weight-asian="normal" style:font-name-complex="David CLM1" style:font-weight-complex="normal"/>
    </style:style>
    <style:style style:name="T36" style:family="text">
      <style:text-properties officeooo:rsid="04af6545"/>
    </style:style>
    <style:style style:name="T37" style:family="text">
      <style:text-properties style:font-name="Liberation Sans" fo:font-size="21pt" fo:font-weight="bold" officeooo:rsid="05d7bc38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38" style:family="text">
      <style:text-properties fo:color="#000000" loext:opacity="100%" style:font-name="Monospace" fo:font-size="12pt" fo:font-style="normal" fo:font-weight="normal" officeooo:rsid="05e2569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9" style:family="text">
      <style:text-properties fo:color="#000000" loext:opacity="100%" style:font-name="Monospace" fo:font-size="12pt" fo:font-style="normal" fo:font-weight="normal" officeooo:rsid="05dfebc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0" style:family="text">
      <style:text-properties fo:color="#000000" loext:opacity="100%" style:font-name="Monospace" fo:font-size="12pt" fo:font-style="normal" fo:font-weight="normal" officeooo:rsid="0618f14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1" style:family="text">
      <style:text-properties fo:color="#000000" loext:opacity="100%" style:font-name="Monospace" fo:font-size="12pt" fo:font-style="normal" fo:font-weight="normal" officeooo:rsid="0656e34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2" style:family="text">
      <style:text-properties fo:color="#000000" loext:opacity="100%" style:font-name="Monospace" fo:font-size="12pt" fo:font-style="normal" fo:font-weight="normal" officeooo:rsid="062aaa3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3" style:family="text">
      <style:text-properties fo:color="#000000" loext:opacity="100%" style:font-name="Monospace" fo:font-size="12pt" fo:language="en" fo:country="US" fo:font-style="normal" fo:font-weight="normal" officeooo:rsid="062fc1c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4" style:family="text">
      <style:text-properties officeooo:rsid="05bfa8bb"/>
    </style:style>
    <style:style style:name="T45" style:family="text">
      <style:text-properties officeooo:rsid="05db7b22"/>
    </style:style>
    <style:style style:name="T46" style:family="text">
      <style:text-properties officeooo:rsid="05707a8f"/>
    </style:style>
    <style:style style:name="T47" style:family="text">
      <style:text-properties officeooo:rsid="059ef6f6"/>
    </style:style>
    <style:style style:name="T48" style:family="text">
      <style:text-properties fo:language="en" fo:country="US" officeooo:rsid="060e01c3"/>
    </style:style>
    <style:style style:name="T49" style:family="text">
      <style:text-properties fo:language="en" fo:country="US" officeooo:rsid="064235cb"/>
    </style:style>
    <style:style style:name="T50" style:family="text">
      <style:text-properties fo:language="en" fo:country="US" officeooo:rsid="06438043"/>
    </style:style>
    <style:style style:name="T51" style:family="text">
      <style:text-properties fo:language="en" fo:country="US" officeooo:rsid="06467d92"/>
    </style:style>
    <style:style style:name="T52" style:family="text">
      <style:text-properties fo:language="en" fo:country="US" officeooo:rsid="06491f85"/>
    </style:style>
    <style:style style:name="T53" style:family="text">
      <style:text-properties officeooo:rsid="05180aee"/>
    </style:style>
    <style:style style:name="T54" style:family="text">
      <style:text-properties officeooo:rsid="051fec76"/>
    </style:style>
    <style:style style:name="T55" style:family="text">
      <style:text-properties officeooo:rsid="0518a5f0"/>
    </style:style>
    <style:style style:name="T56" style:family="text">
      <style:text-properties style:text-position="sub 58%"/>
    </style:style>
    <style:style style:name="T57" style:family="text">
      <style:text-properties style:text-position="sub 58%" fo:font-style="italic" style:font-style-asian="italic" style:font-style-complex="italic"/>
    </style:style>
    <style:style style:name="T58" style:family="text">
      <style:text-properties style:text-position="sub 58%" officeooo:rsid="051fec76"/>
    </style:style>
    <style:style style:name="T59" style:family="text">
      <style:text-properties style:text-position="sub 58%" officeooo:rsid="052623dc"/>
    </style:style>
    <style:style style:name="T60" style:family="text">
      <style:text-properties style:text-position="sub 58%" fo:language="en" fo:country="US"/>
    </style:style>
    <style:style style:name="T61" style:family="text">
      <style:text-properties style:text-position="0% 100%"/>
    </style:style>
    <style:style style:name="T62" style:family="text">
      <style:text-properties style:text-position="0% 100%" officeooo:rsid="0518a5f0"/>
    </style:style>
    <style:style style:name="T63" style:family="text">
      <style:text-properties style:text-position="0% 100%" fo:font-style="italic" style:font-style-asian="italic" style:font-style-complex="italic"/>
    </style:style>
    <style:style style:name="T64" style:family="text">
      <style:text-properties style:text-position="0% 100%" officeooo:rsid="052623dc"/>
    </style:style>
    <style:style style:name="T65" style:family="text">
      <style:text-properties style:text-position="0% 100%" officeooo:rsid="0526c858"/>
    </style:style>
    <style:style style:name="T66" style:family="text">
      <style:text-properties style:text-position="0% 100%" officeooo:rsid="051fec76"/>
    </style:style>
    <style:style style:name="T67" style:family="text">
      <style:text-properties style:text-position="0% 100%" officeooo:rsid="05961008"/>
    </style:style>
    <style:style style:name="T68" style:family="text">
      <style:text-properties style:text-position="0% 100%" fo:language="en" fo:country="US"/>
    </style:style>
    <style:style style:name="T69" style:family="text">
      <style:text-properties style:text-position="0% 100%" fo:language="en" fo:country="US" officeooo:rsid="06120dab"/>
    </style:style>
    <style:style style:name="T70" style:family="text">
      <style:text-properties style:text-position="0% 100%" officeooo:rsid="0595a984"/>
    </style:style>
    <style:style style:name="T71" style:family="text">
      <style:text-properties style:text-position="0% 100%" fo:language="en" fo:country="US"/>
    </style:style>
    <style:style style:name="T72" style:family="text">
      <style:text-properties officeooo:rsid="06064660"/>
    </style:style>
    <style:style style:name="T73" style:family="text">
      <style:text-properties officeooo:rsid="060f2395"/>
    </style:style>
    <style:style style:name="T74" style:family="text">
      <style:text-properties officeooo:rsid="0615593d"/>
    </style:style>
    <style:style style:name="T75" style:family="text">
      <style:text-properties officeooo:rsid="0616b39f"/>
    </style:style>
    <style:style style:name="T76" style:family="text">
      <style:text-properties officeooo:rsid="06213d5c"/>
    </style:style>
    <style:style style:name="T77" style:family="text">
      <style:text-properties style:font-name="David"/>
    </style:style>
    <style:style style:name="T78" style:family="text">
      <style:text-properties style:font-name="David" officeooo:rsid="06407c16"/>
    </style:style>
    <style:style style:name="T79" style:family="text">
      <style:text-properties style:font-name="David" officeooo:rsid="0642138f" style:font-size-asian="10.5pt" style:font-name-complex="David CLM1" style:font-weight-complex="normal"/>
    </style:style>
    <style:style style:name="T80" style:family="text">
      <style:text-properties style:font-name="David" officeooo:rsid="0646251d" style:font-size-asian="10.5pt" style:font-name-complex="David CLM1" style:font-weight-complex="normal"/>
    </style:style>
    <style:style style:name="T81" style:family="text">
      <style:text-properties style:font-name="David" officeooo:rsid="062c4cf1" style:font-size-asian="10.5pt" style:font-name-complex="David CLM1" style:font-weight-complex="normal"/>
    </style:style>
    <style:style style:name="T82" style:family="text">
      <style:text-properties style:font-name="David" officeooo:rsid="062d5bba" style:font-size-asian="10.5pt" style:font-name-complex="David CLM1" style:font-weight-complex="normal"/>
    </style:style>
    <style:style style:name="T83" style:family="text">
      <style:text-properties style:font-name="David" fo:language="en" fo:country="US"/>
    </style:style>
    <style:style style:name="T84" style:family="text">
      <style:text-properties style:font-name="David" fo:language="en" fo:country="US" officeooo:rsid="0646251d" style:font-size-asian="10.5pt" style:font-name-complex="David CLM1" style:font-weight-complex="normal"/>
    </style:style>
    <style:style style:name="T85" style:family="text">
      <style:text-properties style:font-name="David" fo:language="en" fo:country="US" officeooo:rsid="062d5bba" style:font-size-asian="10.5pt" style:font-name-complex="David CLM1" style:font-weight-complex="normal"/>
    </style:style>
    <style:style style:name="T86" style:family="text">
      <style:text-properties style:font-name="David" fo:language="en" fo:country="US" officeooo:rsid="062d5bba"/>
    </style:style>
    <style:style style:name="T87" style:family="text">
      <style:text-properties style:font-name="David" officeooo:rsid="064456df"/>
    </style:style>
    <style:style style:name="T88" style:family="text">
      <style:text-properties style:font-name="David" officeooo:rsid="06435662"/>
    </style:style>
    <style:style style:name="T89" style:family="text">
      <style:text-properties style:font-name="David" officeooo:rsid="062c4cf1"/>
    </style:style>
    <style:style style:name="T90" style:family="text">
      <style:text-properties style:font-name="David" fo:font-weight="bold" officeooo:rsid="062c4cf1" style:font-weight-asian="bold" style:font-weight-complex="bold"/>
    </style:style>
    <style:style style:name="T91" style:family="text">
      <style:text-properties style:font-name="David" officeooo:rsid="062d5bba"/>
    </style:style>
    <style:style style:name="T92" style:family="text">
      <style:text-properties officeooo:rsid="06435662"/>
    </style:style>
    <style:style style:name="T93" style:family="text">
      <style:text-properties officeooo:rsid="061db31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style:font-size-asian="10.5pt" style:font-name-complex="David CLM1"/>
    </style:style>
    <style:style style:name="T96" style:family="text">
      <style:text-properties officeooo:rsid="0646251d" style:font-size-asian="10.5pt" style:font-name-complex="David CLM1"/>
    </style:style>
    <style:style style:name="T97" style:family="text">
      <style:text-properties officeooo:rsid="06341513" style:font-size-asian="10.5pt" style:font-name-complex="David CLM1"/>
    </style:style>
    <style:style style:name="T98" style:family="text">
      <style:text-properties officeooo:rsid="062c4cf1"/>
    </style:style>
    <style:style style:name="T99" style:family="text">
      <style:text-properties officeooo:rsid="05bbc548"/>
    </style:style>
    <style:style style:name="T100" style:family="text">
      <style:text-properties officeooo:rsid="05b6d1f3"/>
    </style:style>
    <style:style style:name="T101" style:family="text">
      <style:text-properties officeooo:rsid="05bea3e8"/>
    </style:style>
    <style:style style:name="T102" style:family="text">
      <style:text-properties officeooo:rsid="05b94141"/>
    </style:style>
    <style:style style:name="T103" style:family="text">
      <style:text-properties officeooo:rsid="064235cb"/>
    </style:style>
    <style:style style:name="T104" style:family="text">
      <style:text-properties officeooo:rsid="06491f85"/>
    </style:style>
    <style:style style:name="T105" style:family="text">
      <style:text-properties style:text-position="super 58%"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span text:style-name="T2">מטלה</text:span><text:span text:style-name="T36"> </text:span><text:span text:style-name="T3">- אלגוריתמים </text:span><text:span text:style-name="T37">מגלי-אמת</text:span></text:h>
      <text:p text:style-name="P6">‫יש לענות על שאלה אחת לבחירתכם. שאלות רגילות מזכות בנקודה אחת. שאלות או סעיפים עם כוכבית‬ מזכים בנקודה נוספת.‬</text:p>
      <text:p text:style-name="P6">‫יש להוכיח את נכונות התשובות. אפשר לכתוב אלגוריתם בפסאודו-קוד, אבל הוא צריך להיות מדוייק ‫ומפורט ברמה של שפת תיכנות.‬</text:p>
      <text:p text:style-name="P18"/>
      <text:p text:style-name="P25">שאלה <text:span text:style-name="T48">1</text:span><text:span text:style-name="T12">:</text:span> <text:span text:style-name="T8">אלגוריתם </text:span><text:span text:style-name="T39">מגלה-אמת</text:span><text:span text:style-name="T8"> למציאת </text:span><text:span text:style-name="T42">השמה מקסימלית</text:span></text:p>
      <text:p text:style-name="P9"><text:span text:style-name="T89">נתונים n שחקנים ו־n חפצים </text:span><text:span text:style-name="T78">בדידים</text:span><text:span text:style-name="T89">. צריך לתת חפץ </text:span><text:span text:style-name="הבחנה"><text:span text:style-name="T98">אחד בדיוק</text:span></text:span><text:span text:style-name="T89"> לכל שחקן, כך שסכום הערכים יהיה גדול ביותר. </text:span><text:span text:style-name="T81">ה</text:span><text:span text:style-name="T89">אלגוריתם צריך להיות </text:span><text:span text:style-name="T90">מגלה אמת</text:span><text:span text:style-name="T89">.</text:span></text:p>
      <text:p text:style-name="P8"><text:span text:style-name="T77">א. הדגימו </text:span><text:span text:style-name="T91">את פעולת אלגוריתם VCG </text:span><text:span text:style-name="T86">על בעיית השמה עם שני אנשים ושני חפצים.</text:span></text:p>
      <text:p text:style-name="P10"><text:span text:style-name="T82">ב</text:span><text:span text:style-name="T89">. הדגימו </text:span><text:span text:style-name="T91">את פעולת אלגוריתם VCG </text:span><text:span text:style-name="T86">על בעיית השמה עם </text:span><text:span text:style-name="T85">שלושה</text:span><text:span text:style-name="T86"> אנשים ו</text:span><text:span text:style-name="T85">שלושה </text:span><text:span text:style-name="T86">חפצים.</text:span></text:p>
      <text:p text:style-name="P11"><text:span text:style-name="T86">ג. </text:span><text:span text:style-name="T83">כתבו קוד בפייתון, הפותר את הבעיה באופן כללי.</text:span></text:p>
      <text:p text:style-name="P12"/>
      <text:p text:style-name="P28"><text:span text:style-name="T47">שאלה</text:span><text:span text:style-name="T1"> </text:span><text:span text:style-name="T38">2</text:span><text:span text:style-name="T47">:</text:span> <text:span text:style-name="T99">עידוד השתתפות</text:span></text:p>
      <text:p text:style-name="P14"><text:span text:style-name="T33">הגדרה</text:span><text:span text:style-name="T100">: אלגוריתם הוא </text:span><text:span text:style-name="T5">מעודד השתתפות </text:span><text:span text:style-name="T7">אם התועלת של כל שחקן המשתתף באלגוריתם היא לפחות 0 <text:line-break/>(אף אחד לא ניזוק מהשתתפות באלגוריתם).</text:span></text:p>
      <text:p text:style-name="P14"><text:span text:style-name="T7">נתונה בעיה כללית של החלטה בין אפשרויות שונות (כמו בעיית </text:span><text:span text:style-name="T100">"</text:span><text:span text:style-name="T22">בחירת המסעדה</text:span><text:span text:style-name="T100">"</text:span><text:span text:style-name="T7"> שהודגמה בשיעור).</text:span></text:p>
      <text:p text:style-name="P15">א. הוכיחו, שאם כל שחקן מייחס ערך לפחות אפס לכל אפשרות, אז <text:span text:style-name="T102">אלגוריתם VCG מעודד השתתפות.</text:span></text:p>
      <text:p text:style-name="P31"><text:span text:style-name="T101">* </text:span><text:span text:style-name="T104">ב</text:span><text:span text:style-name="T101">. </text:span><text:span text:style-name="T25">הוכיחו, שאם כל שחקן </text:span><text:span text:style-name="T29">i מייחס ערך לפחות אפס לאפשרות הנבחרת כשהוא לא משתתף </text:span><text:span text:style-name="T51">(האפשרות </text:span><text:span text:style-name="T49">הממקסמת את סכום הערכים של </text:span><text:span text:style-name="T50">השחקנים </text:span><text:span text:style-name="T49">האחרים כאשר מתעלמים </text:span><text:span text:style-name="T28">משחקן i</text:span><text:span text:style-name="T50">), </text:span><text:span text:style-name="T52">אז </text:span><text:span text:style-name="T102">אלגוריתם VCG מעודד השתתפות.</text:span></text:p>
      <text:p text:style-name="P14"><text:span text:style-name="T104">ג</text:span><text:span text:style-name="T101">. </text:span><text:span text:style-name="T23">הוכיחו</text:span><text:span text:style-name="T101">, </text:span><text:span text:style-name="T24">שאם </text:span><text:span text:style-name="T101">התנאי </text:span><text:span text:style-name="T103">בסעיף </text:span><text:span text:style-name="T26">ב</text:span><text:span text:style-name="T103"> </text:span><text:span text:style-name="T23">אינו </text:span><text:span text:style-name="T101">מתקיים, אז אלגוריתם VCG אינו מעודד השתתפות.</text:span></text:p>
      <text:p text:style-name="P36"/>
      <text:p text:style-name="P26"><text:span text:style-name="T7">שאלה </text:span><text:span text:style-name="T73">3</text:span><text:span text:style-name="T7">: </text:span><text:span text:style-name="T43">איזון תקציבי</text:span></text:p>
      <text:p text:style-name="P13"><text:span text:style-name="T18">ה</text:span><text:span text:style-name="T15">גדרה: אלגוריתם נקרא </text:span><text:span text:style-name="T31">מאוזן תקציבית (</text:span><text:span text:style-name="T30">budget balanced)</text:span><text:span text:style-name="T27"> אם סכום התשלומים הוא אפס – כל התשלומים עוברים בין השחקנים לבין עצמם. “המכרז השווה" הוא מאוזן תקציבית, אבל מכרז ויקרי אינו מאוזן תקציבית.</text:span></text:p>
      <text:p text:style-name="P7"><text:span text:style-name="T18">א</text:span><text:span text:style-name="T44">. </text:span><text:span text:style-name="T20">ניתן להפוך את “מכרז ויקרי” למאוזן תקציבית ע”י חלוקת הסכום, שמשלם הזוכה, שווה בשווה בין השחקנים. הוכיחו, שהאלגוריתם המתקבל </text:span><text:span text:style-name="T32">אינו </text:span><text:span text:style-name="T20">מגלה אמת</text:span><text:span text:style-name="T16">.</text:span></text:p>
      <text:p text:style-name="P7"><text:span text:style-name="T19">* ב</text:span><text:span text:style-name="T13">. </text:span><text:span text:style-name="T20">הוכיחו, שלא קיים אלגוריתם </text:span><text:span text:style-name="T21">שהוא גם</text:span><text:span text:style-name="T20"> </text:span><text:span text:style-name="T32">יעיל-פארטו</text:span><text:span text:style-name="T20">, </text:span><text:span text:style-name="T21">גם </text:span><text:span text:style-name="T32">מאוזן תקציבית</text:span><text:span text:style-name="T20">, </text:span><text:span text:style-name="T34">ו</text:span><text:span text:style-name="T35">גם </text:span><text:span text:style-name="T32">מגלה אמת</text:span><text:span text:style-name="T16">, </text:span><text:span text:style-name="T20">לחלוקת חפץ אחד בין שני שחקנים.</text:span></text:p>
      <text:p text:style-name="P5"><text:soft-page-break/></text:p>
      <text:p text:style-name="P24">שאלה <text:span text:style-name="T72">4</text:span>: <text:span text:style-name="T6">מכרזי פירסום - איכות המודעה</text:span><text:span text:style-name="T14"> (הקורס של טים, תרגילים 32, 34)</text:span></text:p>
      <text:p text:style-name="P3">בשיעור הנחנו<text:span text:style-name="T53">,</text:span> <text:span text:style-name="T53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4"><text:span text:style-name="T54">א. </text:span>נניח <text:span text:style-name="T55">שלכל </text:span>מודעה <text:span text:style-name="T4">j</text:span> יש מקדם איכות <text:span text:style-name="T4">q</text:span><text:span text:style-name="T57">j</text:span><text:span text:style-name="T56">, <text:s/></text:span><text:span text:style-name="T61">והסתברות ההקלקה </text:span><text:span text:style-name="T62">כש</text:span><text:span text:style-name="T61">שמים אותה במקום </text:span><text:span text:style-name="T63">k</text:span><text:span text:style-name="T61"> היא:</text:span></text:p>
      <text:p text:style-name="P21"><text:span text:style-name="T61">r</text:span><text:span text:style-name="T58">j,</text:span><text:span text:style-name="T56">k</text:span><text:span text:style-name="T59"> </text:span><text:span text:style-name="T64"><text:s/>= </text:span><text:span text:style-name="T61">r</text:span><text:span text:style-name="T56">k</text:span><text:span text:style-name="T61">*q</text:span><text:span text:style-name="T56">j</text:span></text:p>
      <text:p text:style-name="P41"><text:span text:style-name="T61">תארו אלגוריתם המשבץ מודעות למיקומים וממקסם את סכום הערכים. </text:span><text:span text:style-name="T70">הוכיחו את נכונות האלגוריתם.</text:span></text:p>
      <text:p text:style-name="P42"><text:span text:style-name="T61">(</text:span><text:span text:style-name="T70">ש</text:span><text:span text:style-name="T61">ימו לב: עדיין לכל מפרסם </text:span><text:span text:style-name="T68">j יש ערך שונה לקליק – v</text:span><text:span text:style-name="T60">j</text:span><text:span text:style-name="T68">).</text:span></text:p>
      <text:p text:style-name="P30"><text:span text:style-name="T65">ב. </text:span><text:span text:style-name="T61">נניח שהסתברות ההקלקה של מודעה נתונה על-ידי פונקציה לא-ליניארית כלשהי:</text:span></text:p>
      <text:p text:style-name="P22"><text:span text:style-name="T61">r</text:span><text:span text:style-name="T58">j,</text:span><text:span text:style-name="T56">k</text:span><text:span text:style-name="T59"> </text:span><text:span text:style-name="T64"><text:s/>= </text:span><text:span text:style-name="T69">f(</text:span><text:span text:style-name="T61">r</text:span><text:span text:style-name="T56">k,</text:span><text:span text:style-name="T61">q</text:span><text:span text:style-name="T56">j</text:span><text:span text:style-name="T69">)</text:span></text:p>
      <text:p text:style-name="P29"><text:span text:style-name="T65">הראו דוגמה </text:span><text:span text:style-name="T61">לפונקציה </text:span><text:span text:style-name="T68">f כלשהי, </text:span><text:span text:style-name="T65">שבה </text:span><text:span text:style-name="T66">האלגוריתם </text:span><text:span text:style-name="T67">מסעיף א </text:span><text:span text:style-name="T66">לא עובד </text:span><text:span text:style-name="T65">(</text:span><text:span text:style-name="T66">לא מוצא שיבוץ הממקסם את סכום הערכים</text:span><text:span text:style-name="T65">).</text:span></text:p>
      <text:p text:style-name="P19"/>
      <text:p text:style-name="P23">שאלה<text:span text:style-name="T1"> 5</text:span>: <text:span text:style-name="T11">אלגוריתם </text:span><text:span text:style-name="T45">מגלה-אמת </text:span><text:span text:style-name="T11">להקצאת מעונות לסטודנטים</text:span></text:p>
      <text:p text:style-name="P16">משרד המעונות של האוניברסיטה מקצה מעונות לסטודנטים בעזרת האלגוריתם הבא:</text:p>
      <text:list xml:id="list3804795157" text:style-name="L1">
        <text:list-item>
          <text:p text:style-name="P39">כל סטודנט רושם, <text:span text:style-name="T74">מבין כל סוגי המעונות הקיימים, את </text:span>שלושת <text:span text:style-name="T74">ה</text:span>סוגי<text:span text:style-name="T74">ם</text:span> שהוא הכי רוצה, לפי הסדר <text:span text:style-name="T75">(עדיפות ראשונה – עדיפות שניה – עדיפות שלישית)</text:span>.</text:p>
        </text:list-item>
        <text:list-item>
          <text:p text:style-name="P39">המשרד מסדר את הסטודנטים לפי סדר עדיפות כלשהו (ותק, ציונים וכד').</text:p>
        </text:list-item>
        <text:list-item>
          <text:p text:style-name="P40">המשרד עובר על הסטודנטים לפי הסדר, ונותן לכל סטודנט את החדר הכי גבוה בדירוג שלו שעדיין זמין. אם כל השלושה לא זמינים, הסטודנט מקבל חדר זמין כלשהו באקראי.</text:p>
        </text:list-item>
      </text:list>
      <text:p text:style-name="P16">א. הוכיחו <text:span text:style-name="T9">שהאלגוריתם </text:span>אינו מגלה-אמת.</text:p>
      <text:p text:style-name="P16">ב. הוכיחו, שגם אם כל הסטודנטים מדווחים את ההעדפות האמיתיות שלהם, <text:span text:style-name="T10">האלגוריתם</text:span> אינו יעיל פארטו.</text:p>
      <text:p text:style-name="P17"><text:span text:style-name="T46">ג. הציעו שיפור קטן </text:span><text:span text:style-name="T9">לאלגוריתם</text:span><text:span text:style-name="T46">, שיהפוך אותו </text:span><text:span text:style-name="T17">ל</text:span><text:span text:style-name="T16">מגלה-אמת</text:span><text:span text:style-name="T46"> וגם יעיל פארטו.</text:span></text:p>
      <text:p text:style-name="P17"/>
      <text:p text:style-name="P27">שאלה<text:span text:style-name="T40"> </text:span><text:span text:style-name="T41">6</text:span>: <text:span text:style-name="T76">השמת חפצים ללא כסף </text:span><text:span text:style-name="T93">[שידור חוזר ממטלה קודמת]</text:span></text:p>
      <text:p text:style-name="P37"><text:span text:style-name="T77">נתונים n שחקנים ו־n חפצים </text:span><text:span text:style-name="T78">בדידים</text:span><text:span text:style-name="T77">. צריך לתת חפץ </text:span><text:span text:style-name="הבחנה">אחד בדיוק</text:span><text:span text:style-name="T77"> לכל שחקן, </text:span><text:span text:style-name="הבחנה">ללא</text:span><text:span text:style-name="T77"> כספים. תארו אלגוריתמים </text:span><text:span text:style-name="T79">יעילים </text:span><text:span text:style-name="T80">(- זמן ריצה פולינומיאלי ב-</text:span><text:span text:style-name="T84">n)</text:span><text:span text:style-name="T79"> </text:span><text:span text:style-name="T77">למציאת השמות המקיימות את התנאים הבאים:</text:span></text:p>
      <text:p text:style-name="P34"/>
      <text:p text:style-name="P35"><text:span text:style-name="T88">ב</text:span><text:span text:style-name="T77">. </text:span><text:span text:style-name="T87">השמה אגליטרית - הממקסמת את </text:span><text:span text:style-name="T78">הערך הקטן ביותר</text:span><text:span text:style-name="T77">.</text:span></text:p>
      <text:p text:style-name="P33"/>
      <text:p text:style-name="P33">* <text:span text:style-name="T92">ג</text:span>. השמה לקסימין־אגליטרית.</text:p>
      <text:p text:style-name="P32"/>
      <text:p text:style-name="P32">הוכיחו את נכונות האלגוריתמים. </text:p>
      <text:p text:style-name="P32"/>
      <text:p text:style-name="P20"><text:span text:style-name="T94">שימו לב</text:span>: <text:s/><text:span text:style-name="T96">זמן </text:span><text:span text:style-name="T97">ה</text:span><text:span text:style-name="T96">ריצה </text:span><text:span text:style-name="T95">צריך להיות </text:span><text:span text:style-name="T96">פולינומיאלי ב-n. </text:span><text:span text:style-name="T95">לכן לא יתקבלו פתרונות העוברים על כל ההשמות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2-27T17:02:37.669000000</dc:date>
    <meta:editing-duration>P11DT21H17M16S</meta:editing-duration>
    <meta:editing-cycles>1424</meta:editing-cycles>
    <meta:document-statistic meta:table-count="0" meta:image-count="0" meta:object-count="0" meta:page-count="2" meta:paragraph-count="43" meta:word-count="599" meta:character-count="3376" meta:non-whitespace-character-count="2819"/>
  </office:meta>
</office:document-meta>
</file>